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deb3d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start="Arrow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4.035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cm" svg:height="2cm" svg:x="7.035cm" svg:y="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cm" svg:height="2cm" svg:x="10.035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cm" svg:height="2cm" svg:x="13.035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cm" svg:height="2cm" svg:x="1.035cm" svg:y="1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1.035cm" svg:height="0.962cm" svg:x="0cm" svg:y="2.1cm">
          <draw:text-box>
            <text:p>...</text:p>
          </draw:text-box>
        </draw:frame>
        <draw:frame draw:style-name="gr3" draw:layer="layout" svg:width="1.035cm" svg:height="0.962cm" svg:x="15.035cm" svg:y="2.138cm">
          <draw:text-box>
            <text:p>...</text:p>
          </draw:text-box>
        </draw:frame>
        <draw:line draw:style-name="gr4" draw:text-style-name="P1" draw:layer="layout" svg:x1="3.035cm" svg:y1="2.993cm" svg:x2="4.035cm" svg:y2="2.993cm">
          <text:p/>
        </draw:line>
        <draw:line draw:style-name="gr5" draw:text-style-name="P1" draw:layer="layout" svg:x1="3.035cm" svg:y1="2.493cm" svg:x2="4.035cm" svg:y2="2.493cm">
          <text:p/>
        </draw:line>
        <draw:line draw:style-name="gr4" draw:text-style-name="P1" draw:layer="layout" svg:x1="12.035cm" svg:y1="2.993cm" svg:x2="13.035cm" svg:y2="2.993cm">
          <text:p/>
        </draw:line>
        <draw:line draw:style-name="gr5" draw:text-style-name="P1" draw:layer="layout" svg:x1="12.035cm" svg:y1="2.493cm" svg:x2="13.035cm" svg:y2="2.493cm">
          <text:p/>
        </draw:line>
        <draw:line draw:style-name="gr6" draw:text-style-name="P1" draw:layer="layout" svg:x1="6.035cm" svg:y1="2.493cm" svg:x2="10.035cm" svg:y2="2.493cm">
          <text:p/>
        </draw:line>
        <draw:line draw:style-name="gr7" draw:text-style-name="P1" draw:layer="layout" svg:x1="6.035cm" svg:y1="2.993cm" svg:x2="10.035cm" svg:y2="2.993cm">
          <text:p/>
        </draw:line>
        <draw:line draw:style-name="gr5" draw:text-style-name="P1" draw:layer="layout" svg:x1="4.5cm" svg:y1="1.7cm" svg:x2="7.035cm" svg:y2="0.493cm">
          <text:p/>
        </draw:line>
        <draw:line draw:style-name="gr5" draw:text-style-name="P1" draw:layer="layout" svg:x1="9.035cm" svg:y1="0.993cm" svg:x2="10.5cm" svg:y2="1.7cm">
          <text:p/>
        </draw:line>
        <draw:line draw:style-name="gr5" draw:text-style-name="P1" draw:layer="layout" svg:x1="11.5cm" svg:y1="1.7cm" svg:x2="9.035cm" svg:y2="0.493cm">
          <text:p/>
        </draw:line>
        <draw:line draw:style-name="gr5" draw:text-style-name="P1" draw:layer="layout" svg:x1="7.035cm" svg:y1="0.993cm" svg:x2="5.5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6cm" fo:page-height="3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6-20T17:09:12</meta:creation-date>
    <dc:date>2012-06-20T18:41:02</dc:date>
    <dc:creator>Markus </dc:creator>
    <meta:editing-duration>PT58M40S</meta:editing-duration>
    <meta:editing-cycles>2</meta:editing-cycles>
    <meta:generator>LibreOffice/3.5$Linux_X86_64 LibreOffice_project/350m1$Build-2</meta:generator>
    <meta:document-statistic meta:object-count="17"/>
  </office:meta>
</office:document-meta>
</file>